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10000015FF000019B802DF47DA.svm"/>
  <manifest:file-entry manifest:media-type="" manifest:full-path="Pictures/20000258000015FF000019B884C46141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/>
    </style:style>
    <style:style style:name="P2" style:family="paragraph" style:parent-style-name="Standard">
      <style:text-properties style:font-name="Liberation Seri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d histograms with binsizes .04, .05 and .06.</text:p>
      <text:p text:style-name="Standard"><text:line-break/>Even “y not_removed_res non_ppi_res ec_half_res below_18_res.csv” looks sort of noisy:</text:p>
      <text:p text:style-name="Standard"><draw:frame draw:style-name="fr1" draw:name="graphics1" text:anchor-type="as-char" svg:width="2.2165in" svg:height="2.5925in" draw:z-index="0"><draw:image xlink:href="Pictures/20000310000015FF000019B802DF47DA.svm" xlink:type="simple" xlink:show="embed" xlink:actuate="onLoad"/></draw:frame></text:p>
      <text:p text:style-name="Standard"/>
      <text:p text:style-name="Standard">In retrospect, 8 on either side of the mean was too much, that'd be like 2 per bin on average. Like 4 per bin on average is better... .1 then?</text:p>
      <text:p text:style-name="Standard"/>
      <text:p text:style-name="Standard">Next I'll try .08, .10, and .12.</text:p>
      <text:p text:style-name="Standard">Here's “y not_removed_res non_ppi_res ec_half_res below_18_res.csv” from all three of those:</text:p>
      <text:p text:style-name="Standard"/>
      <text:p text:style-name="P1"><draw:frame draw:style-name="fr2" draw:name="Object1" text:anchor-type="as-char" svg:width="2.3992in" svg:height="2.0791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as-char" svg:width="2.4134in" svg:height="2.0756in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graphics2" text:anchor-type="as-char" svg:width="1.7311in" svg:height="1.9098in" draw:z-index="3"><draw:image xlink:href="Pictures/20000258000015FF000019B884C46141.svm" xlink:type="simple" xlink:show="embed" xlink:actuate="onLoad"/></draw:frame></text:p>
      <text:p text:style-name="P2">These are fairly different looking, justifying using a spacing of .02 between different binsizes that I try. Though I still wonder if I should try larger or smaller binsizes.</text:p>
      <text:p text:style-name="P2"/>
      <text:p text:style-name="P2">The filenames are hard to read because they <text:span text:style-name="T1">all</text:span><text:span text:style-name="T2"> have “not_removed_res non_ppi_res” before them. I modified the script to not put these selections in the filename; it will have to be communicated otherwise that these are the selections used to make them.</text:span></text:p>
      <text:p text:style-name="P2"><text:span text:style-name="T2"/></text:p>
      <text:p text:style-name="P2"><text:span text:style-name="T2">I added .15, .2, .25, and .3.</text:span></text:p>
      <text:p text:style-name="P2"><text:span text:style-name="T2"/></text:p>
      <text:p text:style-name="P2"><text:span text:style-name="T2">I think I'm producing too many selections, and it's going to be confusing to Jim. I'm going to cut down the exponential file-producing tomorrow, and if he needs anything more specific he can ask for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avis</meta:initial-creator>
    <meta:creation-date>2012-06-12T17:47:12</meta:creation-date>
    <dc:date>2012-06-12T19:01:10</dc:date>
    <dc:creator>Alexander Davis</dc:creator>
    <meta:editing-duration>PT01H13M58S</meta:editing-duration>
    <meta:editing-cycles>11</meta:editing-cycles>
    <meta:generator>OpenOffice.org/3.2$Linux OpenOffice.org_project/320m12$Build-9483</meta:generator>
    <meta:document-statistic meta:table-count="0" meta:image-count="2" meta:object-count="2" meta:page-count="1" meta:paragraph-count="11" meta:word-count="183" meta:character-count="10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93cm" svg:height="5.28cm" xlink:href="." chart:class="chart:bar" chart:style-name="ch1">
        <chart:legend chart:legend-position="end" svg:x="4.343cm" svg:y="2.199cm" chart:style-name="ch2"/>
        <chart:plot-area chart:style-name="ch3" chart:data-source-has-labels="both" svg:x="0.121cm" svg:y="0.105cm" svg:width="4.102cm" svg:height="4.965cm"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29cm" svg:height="5.272cm" xlink:href="." chart:class="chart:bar" chart:style-name="ch1">
        <chart:legend chart:legend-position="end" svg:x="4.378cm" svg:y="2.195cm" chart:style-name="ch2"/>
        <chart:plot-area chart:style-name="ch3" chart:data-source-has-labels="both" svg:x="0.122cm" svg:y="0.105cm" svg:width="4.135cm" svg:height="4.957cm">
          <chart:axis chart:dimension="x" chart:name="primary-x" chart:style-name="ch4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